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 style:list-style-name="L2">
      <style:paragraph-properties fo:text-align="justify" style:justify-single-word="false"/>
    </style:style>
    <style:style style:name="P6" style:family="paragraph" style:parent-style-name="Standard" style:list-style-name="L3">
      <style:paragraph-properties fo:text-align="justify" style:justify-single-word="false"/>
    </style:style>
    <style:style style:name="P7" style:family="paragraph" style:parent-style-name="Standard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rter</text:p>
      <text:p text:style-name="Standard"/>
      <text:p text:style-name="P3">Somos una empresa contratada por Banco Oasys, para realizar la campaña publicitaria, el sistema de subscripción y las consultas sobre el nuevo servicio del banco.</text:p>
      <text:p text:style-name="Standard"/>
      <text:p text:style-name="Standard">Objetivo</text:p>
      <text:p text:style-name="P1">El objetivo es lanzar una campaña de marketing, denominada “Banco Oasys te ayuda a estudiar”, para brindar un auxilio económico en la comprar de todos los útiles, uniformes y demás materiales asociados a un año escolar.</text:p>
      <text:p text:style-name="P1"/>
      <text:p text:style-name="P1">Requerimientos a satisfacer</text:p>
      <text:list xml:id="list710980661" text:style-name="L1">
        <text:list-item>
          <text:p text:style-name="P4">Campañas de publicidad en medios televisivos, radiales y en afiches en la vía pública.</text:p>
        </text:list-item>
        <text:list-item>
          <text:p text:style-name="P4">Desarrollo de un programa web, que permita la suscripción al servicio. </text:p>
        </text:list-item>
        <text:list-item>
          <text:p text:style-name="P4">Desarrollo de un programa, que permita <text:s/>analizar todo lo consumido por cada cliente y, en función del consumo, aplique una fórmula tabulada y fija que determine el monto que dicho cliente deberá pagar mensualmente durante 12 meses.</text:p>
        </text:list-item>
        <text:list-item>
          <text:p text:style-name="P4">Una línea 0800 para consultas de cualquier tipo durante el período de campaña publicitaria y suscripción.</text:p>
          <text:p text:style-name="P4"/>
        </text:list-item>
      </text:list>
      <text:p text:style-name="P1">Limitaciones del proyecto</text:p>
      <text:list xml:id="list924784180" text:style-name="L2">
        <text:list-item>
          <text:p text:style-name="P5">La publicidad durará dos semanas y luego comenzará el período de suscripción al servicio vía el programa web. </text:p>
        </text:list-item>
        <text:list-item>
          <text:p text:style-name="P5">El último día en que se puede admitir a un suscriptor será 7 días corridos antes del comienzo del año lectivo.</text:p>
        </text:list-item>
        <text:list-item>
          <text:p text:style-name="P5">Los clientes tendrán un período de 30 días corridos a partir de la suscripción para realizar las compras. Vencido ese período, dejará de ser un suscriptor y no podrá seguir utilizando el servicio.</text:p>
          <text:p text:style-name="P8"/>
        </text:list-item>
      </text:list>
      <text:p text:style-name="P1">Hipótesis y Supuestos</text:p>
      <text:list xml:id="list1892191947" text:style-name="L3">
        <text:list-item>
          <text:p text:style-name="P7">Los programas serán administrados por personal del banco. No se necesita contratar más personal.</text:p>
        </text:list-item>
        <text:list-item>
          <text:p text:style-name="P6"><text:span text:style-name="T1">Se brindará una capacitación de dos días para los empleados encargados de </text:span><text:span text:style-name="T1">instalar, </text:span><text:span text:style-name="T1">administrar y utilizar los programas desarrollados; así como también a los encargados de atender la línea 0800.</text:span></text:p>
        </text:list-item>
        <text:list-item>
          <text:p text:style-name="P10">El Banco Oasys cuenta con salas para realizar las distintas capacitaciones.</text:p>
        </text:list-item>
        <text:list-item>
          <text:p text:style-name="P10">El envío de la tarjeta, la firma del contrato y la apertura de la cuenta la realiza el banco.</text:p>
        </text:list-item>
        <text:list-item>
          <text:p text:style-name="P10">El Banco Oasys posee una sala de call center disponible.</text:p>
        </text:list-item>
      </text:list>
      <text:list xml:id="list1584118603" text:style-name="L4">
        <text:list-item>
          <text:p text:style-name="P11">El Banco Oasys brinda el personal para ubicar en el sector de call center, es decir no es necesario contratar más personal.</text:p>
        </text:list-item>
        <text:list-item>
          <text:p text:style-name="P9">No se incluirán los servidores e instalaciones necesarias para poner en funcionamiento los sistemas informáticos a desarrollar.</text:p>
          <text:p text:style-name="P11"/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2T16:01:37</meta:creation-date>
    <dc:date>2011-08-25T19:00:07</dc:date>
    <meta:editing-duration>PT01H15M44S</meta:editing-duration>
    <meta:editing-cycles>27</meta:editing-cycles>
    <meta:generator>OpenOffice.org/3.2$Linux OpenOffice.org_project/320m12$Build-9483</meta:generator>
    <dc:creator>Veronica B.</dc:creator>
    <meta:document-statistic meta:table-count="0" meta:image-count="0" meta:object-count="0" meta:page-count="1" meta:paragraph-count="21" meta:word-count="360" meta:character-count="2157"/>
  </office:meta>
</office:document-meta>
</file>